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dee2e" officeooo:paragraph-rsid="000dee2e" style:font-weight-asian="bold" style:font-weight-complex="bold"/>
    </style:style>
    <style:style style:name="P2" style:family="paragraph" style:parent-style-name="Standard" style:list-style-name="L1">
      <style:text-properties style:text-underline-style="none" fo:font-weight="normal" officeooo:rsid="00105732" officeooo:paragraph-rsid="00105732" style:font-weight-asian="normal" style:font-weight-complex="normal"/>
    </style:style>
    <style:style style:name="P3" style:family="paragraph" style:parent-style-name="Standard" style:list-style-name="L1">
      <style:text-properties style:text-underline-style="none" fo:font-weight="normal" officeooo:rsid="000f0a19" officeooo:paragraph-rsid="000f0a19" style:font-weight-asian="normal" style:font-weight-complex="normal"/>
    </style:style>
    <style:style style:name="T1" style:family="text">
      <style:text-properties officeooo:rsid="00105732"/>
    </style:style>
    <style:style style:name="T2" style:family="text">
      <style:text-properties officeooo:rsid="0011332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VIRONMENTS WHERE THE SERVO MONITOR IS USED.</text:p>
      <text:list xml:id="list3399086291" text:style-name="L1">
        <text:list-item>
          <text:p text:style-name="P2">Sub sea and Oil &amp; Gas -servo motors are exposed to high pressure, high temperature and may have explosion proof requirements for this environment.<text:span text:style-name="T2">For example Kenya Pipeline Company.</text:span></text:p>
        </text:list-item>
        <text:list-item>
          <text:p text:style-name="P3">Printing press-servo motors are used in printing industries because of their accuracy and high <text:span text:style-name="T2">speed. For example Kartasi Industries</text:span></text:p>
        </text:list-item>
        <text:list-item>
          <text:p text:style-name="P3"><text:span text:style-name="T1">Conveyor</text:span> and handling systems-many companies use the servo motors because of their high speed and accuracy and the fact that they have a force that causes rotation. <text:span text:style-name="T2">For example The CocaCola Company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7T14:58:13.674337367</meta:creation-date>
    <dc:date>2021-04-27T16:58:37.210216672</dc:date>
    <meta:editing-duration>PT8M47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4" meta:word-count="89" meta:character-count="558" meta:non-whitespace-character-count="476"/>
  </office:meta>
</office:document-meta>
</file>